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12.741cm"/>
    </style:style>
    <style:style style:name="co3" style:family="table-column">
      <style:table-column-properties fo:break-before="auto" style:column-width="1.709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Exercice_20_2_20_-_20_COSO">
      <style:table-properties table:display="true" style:writing-mode="lr-tb"/>
    </style:style>
    <style:style style:name="ce37" style:family="table-cell" style:parent-style-name="Default">
      <style:table-cell-properties fo:border-bottom="1.76pt solid #1a3c2e" fo:background-color="#1a3c2e" style:diagonal-bl-tr="none" style:diagonal-tl-br="none" style:text-align-source="fix" style:repeat-content="false" fo:wrap-option="wrap" fo:border-left="1.76pt solid #1a3c2e" style:direction="ltr" fo:border-right="none" style:rotation-angle="0" style:rotation-align="none" style:shrink-to-fit="false" fo:border-top="1.76pt solid #1a3c2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3a7d5c" style:diagonal-bl-tr="none" style:diagonal-tl-br="none" style:text-align-source="fix" style:repeat-content="false" fo:wrap-option="wrap" fo:border="1.76pt solid #1a3c2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bbbbbb" fo:background-color="#1a3c2e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1.76pt solid #1a3c2e" fo:border-right="1.76pt solid #888888" style:rotation-align="none" fo:border-top="none"/>
    </style:style>
    <style:style style:name="ce41" style:family="table-cell" style:parent-style-name="Default">
      <style:table-cell-properties fo:border-bottom="0.74pt solid #bbbbbb" style:diagonal-bl-tr="none" style:diagonal-tl-br="none" fo:border-left="1.76pt solid #1a3c2e" fo:border-right="1.76pt solid #888888" style:rotation-align="none" fo:border-top="none"/>
    </style:style>
    <style:style style:name="ce42" style:family="table-cell" style:parent-style-name="Default">
      <style:table-cell-properties fo:border-bottom="0.74pt solid #bbbbbb" fo:background-color="#5c1a1a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bbbbbb" fo:background-color="#1a3a5c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bbbbbb" fo:background-color="#5c4a1a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1.76pt solid #1a3c2e" fo:background-color="#3a1a5c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1a3c2e" style:diagonal-bl-tr="none" style:diagonal-tl-br="none" fo:border-left="1.76pt solid #1a3c2e" fo:border-right="1.76pt solid #888888" style:rotation-align="none" fo:border-top="0.74pt solid #bbbbbb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fo:border-bottom="0.74pt solid #bbbbbb" fo:background-color="#e8f5ee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bbbbbb" fo:background-color="#f5e8e8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bbbbbb" fo:background-color="#e8ee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bbbbbb" fo:background-color="#f5f0e8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bbbbbb" fo:background-color="#fff3cd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5c3a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bbbbb" fo:background-color="#eee8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1a3c2e" fo:background-color="#eee8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1a3c2e" fo:background-color="#1a3c2e" style:diagonal-bl-tr="none" style:diagonal-tl-br="none" style:text-align-source="fix" style:repeat-content="false" fo:wrap-option="wrap" fo:border-left="1.76pt solid #1a3c2e" style:direction="ltr" fo:border-right="none" style:rotation-angle="0" style:rotation-align="none" style:shrink-to-fit="false" fo:border-top="1.76pt solid #1a3c2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3a7d5c" style:diagonal-bl-tr="none" style:diagonal-tl-br="none" style:text-align-source="fix" style:repeat-content="false" fo:wrap-option="wrap" fo:border="1.76pt solid #1a3c2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bbbbb" fo:background-color="#1a3c2e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1a3c2e" fo:border-right="1.76pt solid #888888" style:rotation-align="none" fo:border-top="none"/>
    </style:style>
    <style:style style:name="ce23" style:family="table-cell" style:parent-style-name="Default">
      <style:table-cell-properties fo:border-bottom="0.74pt solid #bbbbbb" style:diagonal-bl-tr="none" style:diagonal-tl-br="none" fo:border-left="1.76pt solid #1a3c2e" fo:border-right="1.76pt solid #888888" style:rotation-align="none" fo:border-top="none"/>
    </style:style>
    <style:style style:name="ce24" style:family="table-cell" style:parent-style-name="Default">
      <style:table-cell-properties fo:border-bottom="0.74pt solid #bbbbbb" fo:background-color="#5c1a1a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bbbbbb" fo:background-color="#1a3a5c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bbbbbb" fo:background-color="#5c4a1a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1a3c2e" fo:background-color="#3a1a5c" style:diagonal-bl-tr="none" style:diagonal-tl-br="none" style:text-align-source="fix" style:repeat-content="false" fo:wrap-option="wrap" fo:border-left="1.76pt solid #1a3c2e" style:direction="ltr" fo:border-right="1.76pt solid #888888" style:rotation-angle="0" style:rotation-align="none" style:shrink-to-fit="false" fo:border-top="0.74pt solid #bbbbbb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1a3c2e" style:diagonal-bl-tr="none" style:diagonal-tl-br="none" fo:border-left="1.76pt solid #1a3c2e" fo:border-right="1.76pt solid #888888" style:rotation-align="none" fo:border-top="0.74pt solid #bbbbbb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-bottom="0.74pt solid #bbbbbb" fo:background-color="#e8f5ee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bbbbbb" fo:background-color="#f5e8e8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bbbbbb" fo:background-color="#e8ee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bbbbbb" fo:background-color="#f5f0e8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bbbbbb" fo:background-color="#fff3cd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5c3a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bbbbbb" fo:background-color="#eee8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1a3c2e" fo:background-color="#eee8f5" style:diagonal-bl-tr="none" style:diagonal-tl-br="none" style:text-align-source="fix" style:repeat-content="false" fo:wrap-option="wrap" fo:border-left="1.76pt solid #888888" style:direction="ltr" fo:border-right="1.76pt solid #1a3c2e" style:rotation-angle="0" style:rotation-align="none" style:shrink-to-fit="false" fo:border-top="0.74pt solid #bbbbbb" style:vertical-align="middle" loext:vertical-justify="auto"/>
      <style:paragraph-properties fo:text-align="start" css3t:text-justify="auto" fo:margin-left="0.263cm" style:writing-mode="page"/>
      <style:text-properties fo:color="#1a1a1a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ce 2 - COS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Les 5 composantes et les 17 principes du COSO</text:p>
          </table:table-cell>
          <table:covered-table-cell table:style-name="ce29"/>
          <table:table-cell table:number-columns-repeated="1022"/>
        </table:table-row>
        <table:table-row table:style-name="ro2">
          <table:table-cell table:style-name="ce20" office:value-type="string" calcext:value-type="string">
            <text:p>Composantes du COSO</text:p>
          </table:table-cell>
          <table:table-cell table:style-name="ce20" office:value-type="string" calcext:value-type="string">
            <text:p>Principes associés</text:p>
          </table:table-cell>
          <table:table-cell table:number-columns-repeated="1022"/>
        </table:table-row>
        <table:table-row table:style-name="ro3">
          <table:table-cell table:style-name="ce21" office:value-type="string" calcext:value-type="string" table:number-columns-spanned="1" table:number-rows-spanned="5">
            <text:p>1. Environnement de contrôle</text:p>
          </table:table-cell>
          <table:table-cell table:style-name="ce30" office:value-type="string" calcext:value-type="string">
            <text:p>P1 <text:s text:c="2"/>— <text:s text:c="2"/>Engagement envers l'intégrité et l'éthique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0" office:value-type="string" calcext:value-type="string">
            <text:p>P2 <text:s text:c="2"/>— <text:s text:c="2"/>Surveillance indépendante du conseil d'administration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0" office:value-type="string" calcext:value-type="string">
            <text:p>P3 <text:s text:c="2"/>— <text:s text:c="2"/>Définition des structures, responsabilités et pouvoirs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0" office:value-type="string" calcext:value-type="string">
            <text:p>P4 <text:s text:c="2"/>— <text:s text:c="2"/>Engagement à recruter et retenir des personnes compétentes</text:p>
          </table:table-cell>
          <table:table-cell table:number-columns-repeated="1022"/>
        </table:table-row>
        <table:table-row table:style-name="ro3">
          <table:covered-table-cell table:style-name="ce23"/>
          <table:table-cell table:style-name="ce30" office:value-type="string" calcext:value-type="string">
            <text:p>P5 <text:s text:c="2"/>— <text:s text:c="2"/>Responsabilisation de chacun pour ses obligations de contrôle</text:p>
          </table:table-cell>
          <table:table-cell table:number-columns-repeated="1022"/>
        </table:table-row>
        <table:table-row table:style-name="ro3">
          <table:table-cell table:style-name="ce24" office:value-type="string" calcext:value-type="string" table:number-columns-spanned="1" table:number-rows-spanned="4">
            <text:p>2. Évaluation des risques</text:p>
          </table:table-cell>
          <table:table-cell table:style-name="ce31" office:value-type="string" calcext:value-type="string">
            <text:p>P6 <text:s text:c="2"/>— <text:s text:c="2"/>Fixation d'objectifs clairs pour identifier les risques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1" office:value-type="string" calcext:value-type="string">
            <text:p>P7 <text:s text:c="2"/>— <text:s text:c="2"/>Identification et analyse des risques pour les gérer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1" office:value-type="string" calcext:value-type="string">
            <text:p>P8 <text:s text:c="2"/>— <text:s text:c="2"/>Prise en compte du risque de fraude dans l'évaluation</text:p>
          </table:table-cell>
          <table:table-cell table:number-columns-repeated="1022"/>
        </table:table-row>
        <table:table-row table:style-name="ro3">
          <table:covered-table-cell table:style-name="ce23"/>
          <table:table-cell table:style-name="ce31" office:value-type="string" calcext:value-type="string">
            <text:p>P9 <text:s text:c="2"/>— <text:s text:c="2"/>Identification des changements pouvant affecter le contrôle interne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 table:number-columns-spanned="1" table:number-rows-spanned="3">
            <text:p>3. Activités de contrôle</text:p>
          </table:table-cell>
          <table:table-cell table:style-name="ce32" office:value-type="string" calcext:value-type="string">
            <text:p>P10 <text:s/>— <text:s text:c="2"/>Sélection et développement d'activités de contrôle efficaces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2" office:value-type="string" calcext:value-type="string">
            <text:p>P11 <text:s/>— <text:s text:c="2"/>Mise en place de contrôles sur les systèmes informatiques</text:p>
          </table:table-cell>
          <table:table-cell table:number-columns-repeated="1022"/>
        </table:table-row>
        <table:table-row table:style-name="ro3">
          <table:covered-table-cell table:style-name="ce23"/>
          <table:table-cell table:style-name="ce32" office:value-type="string" calcext:value-type="string">
            <text:p>P12 <text:s/>— <text:s text:c="2"/>Déploiement des activités de contrôle via des politiques et procédures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 table:number-columns-spanned="1" table:number-rows-spanned="3">
            <text:p>4. Information et communication</text:p>
          </table:table-cell>
          <table:table-cell table:style-name="ce33" office:value-type="string" calcext:value-type="string">
            <text:p>P13 <text:s/>— <text:s text:c="2"/>Obtention et utilisation d'informations pertinentes et de qualité</text:p>
          </table:table-cell>
          <table:table-cell table:number-columns-repeated="1022"/>
        </table:table-row>
        <table:table-row table:style-name="ro3">
          <table:covered-table-cell table:style-name="ce22"/>
          <table:table-cell table:style-name="ce33" office:value-type="string" calcext:value-type="string">
            <text:p>P14 <text:s/>— <text:s text:c="2"/>Communication interne des informations nécessaires au contrôle</text:p>
          </table:table-cell>
          <table:table-cell table:number-columns-repeated="1022"/>
        </table:table-row>
        <table:table-row table:style-name="ro3">
          <table:covered-table-cell table:style-name="ce23"/>
          <table:table-cell table:style-name="ce34" office:value-type="string" calcext:value-type="string">
            <text:p>P15 <text:s/>— <text:s text:c="2"/>Communication avec les parties externes sur les sujets importants <text:s text:c="2"/>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 table:number-columns-spanned="1" table:number-rows-spanned="2">
            <text:p>5. Pilotage (Surveillance)</text:p>
          </table:table-cell>
          <table:table-cell table:style-name="ce35" office:value-type="string" calcext:value-type="string">
            <text:p>P16 <text:s/>— <text:s text:c="2"/>Évaluation continue du fonctionnement du contrôle interne</text:p>
          </table:table-cell>
          <table:table-cell table:number-columns-repeated="1022"/>
        </table:table-row>
        <table:table-row table:style-name="ro3">
          <table:covered-table-cell table:style-name="ce28"/>
          <table:table-cell table:style-name="ce36" office:value-type="string" calcext:value-type="string">
            <text:p>P17 <text:s/>— <text:s text:c="2"/>Identification et correction des déficiences du contrôle interne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date-style style:name="N133">
      <number:day number:style="long"/>
      <number:text>-</number:text>
      <number:month number:textual="true"/>
    </number:date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month number:textual="true"/>
      <number:text>-</number:text>
      <number:year/>
    </number:dat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xercice_20_2_20_-_20_COSO" style:display-name="PageStyle_Exercice 2 - COS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3-21T15:28:01</meta:creation-date>
    <dc:date>2026-03-22T19:06:01.609960033</dc:date>
    <meta:generator>LibreOffice/7.3.7.2$Linux_X86_64 LibreOffice_project/30$Build-2</meta:generator>
    <meta:editing-duration>PT2M9S</meta:editing-duration>
    <meta:editing-cycles>2</meta:editing-cycles>
    <meta:document-statistic meta:table-count="1" meta:cell-count="25" meta:object-count="0"/>
    <meta:user-defined meta:name="AppVersion">16.0300</meta:user-defined>
  </office:meta>
</office:document-meta>
</file>